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rsid="001b9cc2" officeooo:paragraph-rsid="001b9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2:45:54.241763730</meta:creation-date>
    <dc:date>2020-08-07T12:48:32.202900966</dc:date>
    <meta:editing-duration>PT2M38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NeoOffice/3.2017.23$MacOSX_X86_64 NeoOffice_project/0</meta:generator>
  </office:meta>
</office:document-meta>
</file>